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11pt" officeooo:rsid="000f85d1" officeooo:paragraph-rsid="000f85d1" style:font-size-asian="11pt" style:font-size-complex="11pt"/>
    </style:style>
    <style:style style:name="P2" style:family="paragraph" style:parent-style-name="Standard">
      <style:paragraph-properties fo:text-align="start" style:justify-single-word="false"/>
      <style:text-properties fo:font-size="11pt" officeooo:rsid="000f85d1" officeooo:paragraph-rsid="000f85d1" style:font-size-asian="11pt" style:font-size-complex="11pt"/>
    </style:style>
    <style:style style:name="P3" style:family="paragraph" style:parent-style-name="Standard">
      <style:paragraph-properties fo:text-align="start" style:justify-single-word="false"/>
      <style:text-properties fo:font-size="11pt" officeooo:rsid="00107b1e" officeooo:paragraph-rsid="00107b1e" style:font-size-asian="11pt" style:font-size-complex="11pt"/>
    </style:style>
    <style:style style:name="P4" style:family="paragraph" style:parent-style-name="Standard">
      <style:paragraph-properties fo:text-align="start" style:justify-single-word="false"/>
      <style:text-properties fo:font-size="11pt" officeooo:rsid="001b75ef" officeooo:paragraph-rsid="000f85d1" style:font-size-asian="11pt" style:font-size-complex="11pt"/>
    </style:style>
    <style:style style:name="P5" style:family="paragraph" style:parent-style-name="Standard">
      <style:paragraph-properties fo:text-align="start" style:justify-single-word="false"/>
      <style:text-properties fo:font-size="11pt" officeooo:rsid="001e7233" officeooo:paragraph-rsid="001e7233" style:font-size-asian="11pt" style:font-size-complex="11pt"/>
    </style:style>
    <style:style style:name="P6" style:family="paragraph" style:parent-style-name="Standard">
      <style:paragraph-properties fo:text-align="start" style:justify-single-word="false"/>
      <style:text-properties fo:font-size="11pt" officeooo:rsid="0022d312" officeooo:paragraph-rsid="0022d312" style:font-size-asian="11pt" style:font-size-complex="11pt"/>
    </style:style>
    <style:style style:name="P7" style:family="paragraph" style:parent-style-name="Standard">
      <style:paragraph-properties fo:text-align="start" style:justify-single-word="false"/>
      <style:text-properties fo:font-size="11pt" officeooo:rsid="00244378" officeooo:paragraph-rsid="00244378" style:font-size-asian="11pt" style:font-size-complex="11pt"/>
    </style:style>
    <style:style style:name="P8" style:family="paragraph" style:parent-style-name="Standard">
      <style:paragraph-properties fo:text-align="start" style:justify-single-word="false"/>
      <style:text-properties fo:font-size="11pt" officeooo:rsid="002616d1" officeooo:paragraph-rsid="002616d1" style:font-size-asian="11pt" style:font-size-complex="11pt"/>
    </style:style>
    <style:style style:name="P9" style:family="paragraph" style:parent-style-name="Standard">
      <style:paragraph-properties fo:text-align="start" style:justify-single-word="false"/>
      <style:text-properties fo:font-size="11pt" officeooo:rsid="00275ede" officeooo:paragraph-rsid="00275ede" style:font-size-asian="11pt" style:font-size-complex="11pt"/>
    </style:style>
    <style:style style:name="P10" style:family="paragraph" style:parent-style-name="Standard">
      <style:paragraph-properties fo:text-align="start" style:justify-single-word="false"/>
      <style:text-properties fo:font-size="11pt" officeooo:rsid="0029540f" officeooo:paragraph-rsid="0029540f" style:font-size-asian="11pt" style:font-size-complex="11pt"/>
    </style:style>
    <style:style style:name="P11" style:family="paragraph" style:parent-style-name="Standard">
      <style:paragraph-properties fo:text-align="start" style:justify-single-word="false"/>
      <style:text-properties fo:font-size="11pt" officeooo:rsid="002b5b43" officeooo:paragraph-rsid="002b5b43" style:font-size-asian="11pt" style:font-size-complex="11pt"/>
    </style:style>
    <style:style style:name="P12" style:family="paragraph" style:parent-style-name="Standard">
      <style:paragraph-properties fo:text-align="start" style:justify-single-word="false"/>
      <style:text-properties fo:font-size="11pt" officeooo:rsid="002d2975" officeooo:paragraph-rsid="002d2975" style:font-size-asian="11pt" style:font-size-complex="11pt"/>
    </style:style>
    <style:style style:name="P13" style:family="paragraph" style:parent-style-name="Standard">
      <style:paragraph-properties fo:text-align="start" style:justify-single-word="false"/>
      <style:text-properties fo:font-size="11pt" officeooo:rsid="002d6efe" officeooo:paragraph-rsid="002d6efe" style:font-size-asian="11pt" style:font-size-complex="11pt"/>
    </style:style>
    <style:style style:name="P14" style:family="paragraph" style:parent-style-name="Standard">
      <style:paragraph-properties fo:text-align="start" style:justify-single-word="false"/>
      <style:text-properties fo:font-size="11pt" officeooo:rsid="00302bc6" officeooo:paragraph-rsid="00302bc6" style:font-size-asian="11pt" style:font-size-complex="11pt"/>
    </style:style>
    <style:style style:name="P15" style:family="paragraph" style:parent-style-name="Standard">
      <style:paragraph-properties fo:text-align="start" style:justify-single-word="false"/>
      <style:text-properties fo:font-size="11pt" officeooo:rsid="00315624" officeooo:paragraph-rsid="00315624" style:font-size-asian="11pt" style:font-size-complex="11pt"/>
    </style:style>
    <style:style style:name="P16" style:family="paragraph" style:parent-style-name="Standard">
      <style:paragraph-properties fo:text-align="start" style:justify-single-word="false"/>
      <style:text-properties fo:font-size="11pt" officeooo:rsid="0032e30a" officeooo:paragraph-rsid="0032e30a" style:font-size-asian="11pt" style:font-size-complex="11pt"/>
    </style:style>
    <style:style style:name="P17" style:family="paragraph" style:parent-style-name="Standard">
      <style:paragraph-properties fo:text-align="start" style:justify-single-word="false"/>
      <style:text-properties fo:font-size="11pt" officeooo:rsid="0036f5ea" officeooo:paragraph-rsid="0036f5ea" style:font-size-asian="11pt" style:font-size-complex="11pt"/>
    </style:style>
    <style:style style:name="P18" style:family="paragraph" style:parent-style-name="Standard">
      <style:paragraph-properties fo:text-align="start" style:justify-single-word="false"/>
      <style:text-properties fo:font-size="11pt" officeooo:rsid="0038b4eb" officeooo:paragraph-rsid="0038b4eb" style:font-size-asian="11pt" style:font-size-complex="11pt"/>
    </style:style>
    <style:style style:name="P19" style:family="paragraph" style:parent-style-name="Standard">
      <style:paragraph-properties fo:text-align="start" style:justify-single-word="false"/>
      <style:text-properties fo:font-size="11pt" officeooo:rsid="003c7ddf" officeooo:paragraph-rsid="003c7ddf" style:font-size-asian="11pt" style:font-size-complex="11pt"/>
    </style:style>
    <style:style style:name="P20" style:family="paragraph" style:parent-style-name="Standard">
      <style:paragraph-properties fo:text-align="start" style:justify-single-word="false"/>
      <style:text-properties fo:font-size="11pt" officeooo:rsid="003e3a51" officeooo:paragraph-rsid="003e3a51" style:font-size-asian="11pt" style:font-size-complex="11pt"/>
    </style:style>
    <style:style style:name="P21" style:family="paragraph">
      <style:paragraph-properties fo:text-align="center"/>
    </style:style>
    <style:style style:name="T1" style:family="text">
      <style:text-properties officeooo:rsid="0011b31b"/>
    </style:style>
    <style:style style:name="T2" style:family="text">
      <style:text-properties officeooo:rsid="001ca25b"/>
    </style:style>
    <style:style style:name="T3" style:family="text">
      <style:text-properties officeooo:rsid="00244378"/>
    </style:style>
    <style:style style:name="T4" style:family="text">
      <style:text-properties officeooo:rsid="002b36ae"/>
    </style:style>
    <style:style style:name="T5" style:family="text">
      <style:text-properties officeooo:rsid="002d2975"/>
    </style:style>
    <style:style style:name="T6" style:family="text">
      <style:text-properties officeooo:rsid="00338a7c"/>
    </style:style>
    <style:style style:name="T7" style:family="text">
      <style:text-properties officeooo:rsid="00341717"/>
    </style:style>
    <style:style style:name="T8" style:family="text">
      <style:text-properties officeooo:rsid="00355532"/>
    </style:style>
    <style:style style:name="T9" style:family="text">
      <style:text-properties officeooo:rsid="0035695b"/>
    </style:style>
    <style:style style:name="T10" style:family="text">
      <style:text-properties officeooo:rsid="00362b75"/>
    </style:style>
    <style:style style:name="T11" style:family="text">
      <style:text-properties officeooo:rsid="003e3a51"/>
    </style:style>
    <style:style style:name="gr1" style:family="graphic">
      <style:graphic-properties draw:marker-end="Arrowheads_20_1"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marker-end="Arrowheads_20_1" draw:textarea-horizontal-align="justify" draw:textarea-vertical-align="middle" draw:auto-grow-height="false" fo:min-height="0.2154in" fo:min-width="0.2154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textarea-horizontal-align="justify" draw:textarea-vertical-align="middle" draw:auto-grow-height="false" fo:min-height="0.2409in" fo:min-width="0.2409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st et Vérification – TD1</text:p>
      <text:p text:style-name="P2"/>
      <text:p text:style-name="P2"/>
      <text:p text:style-name="P2">1 – Revue de code</text:p>
      <text:p text:style-name="P2"/>
      <text:p text:style-name="P2">a)</text:p>
      <text:p text:style-name="P2"/>
      <text:p text:style-name="P3">Figure 2 : <text:span text:style-name="T2">Code 1</text:span> <text:s text:c="39"/><text:span text:style-name="T1">Figure 3 <text:s/>: </text:span><text:span text:style-name="T2">Code 2</text:span><text:span text:style-name="T1"> <text:s text:c="37"/>Figure 4 : </text:span><text:span text:style-name="T2">Code 3</text:span></text:p>
      <text:p text:style-name="P2"><draw:custom-shape text:anchor-type="paragraph" draw:z-index="0" draw:name="Shape1" draw:style-name="gr3" draw:text-style-name="P21" svg:width="0.3413in" svg:height="0.3413in" svg:x="0.5909in" svg:y="0.1665in"><text:p text:style-name="P21">5</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draw:custom-shape text:anchor-type="paragraph" draw:z-index="1" draw:name="Shape1_0" draw:style-name="gr3" draw:text-style-name="P21" svg:width="0.3413in" svg:height="0.3413in" svg:x="0.5909in" svg:y="0.6063in"><text:p text:style-name="P21">7</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name="Shape1_1" draw:style-name="gr3" draw:text-style-name="P21" svg:width="0.3413in" svg:height="0.3413in" svg:x="0.5811in" svg:y="1.2689in"><text:p text:style-name="P21">8</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 draw:name="Shape1_2" draw:style-name="gr3" draw:text-style-name="P21" svg:width="0.3413in" svg:height="0.3413in" svg:x="0.5811in" svg:y="1.8083in"><text:p text:style-name="P21">9</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 draw:name="Shape1_3" draw:style-name="gr3" draw:text-style-name="P21" svg:width="0.3413in" svg:height="0.3413in" svg:x="0.5717in" svg:y="2.3575in"><text:p text:style-name="P21">12</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5" draw:name="Shape2" draw:style-name="gr1" draw:text-style-name="P21" svg:width="0.3291in" svg:height="0.0354in" draw:transform="rotate (-1.70675747552525) translate (0.796733348222676in 0.30834552796186in)" svg:viewBox="0 0 837 91" svg:d="M0 91c241-9 482-16 725-26l112-65"><text:p/></draw:path><draw:path text:anchor-type="paragraph" draw:z-index="6" draw:name="Shape3" draw:style-name="gr1" draw:text-style-name="P21" svg:width="0.3594in" svg:height="0.1437in" draw:transform="rotate (-1.16710167080861) translate (0.774461997769595in 0.935949997323269in)" svg:viewBox="0 0 914 366" svg:d="M0 10c254-47 485 81 711 173l203 139-19 44"><text:p/></draw:path><draw:polyline text:anchor-type="paragraph" draw:z-index="7" draw:name="Shape4" draw:style-name="gr1" draw:text-style-name="P21" svg:width="0.274in" svg:height="0.0087in" draw:transform="rotate (-1.5707963267949) translate (0.761111111111111in 1.58194444444444in)" svg:viewBox="0 0 697 23" draw:points="0,23 240,0 480,0 697,0"><text:p/></draw:polyline><draw:path text:anchor-type="paragraph" draw:z-index="8" draw:name="Shape5" draw:style-name="gr1" draw:text-style-name="P21" svg:width="0.6272in" svg:height="0.635in" draw:transform="rotate (0.557807228937388) translate (0.59922907983534in 0.953521581488715in)" svg:viewBox="0 0 1594 1614" svg:d="M0 1597c369 88 660-175 950-343 250-146 294-447 523-609 280-198 25-633-266-620l-267-25-59 48"><text:p/></draw:path><draw:path text:anchor-type="paragraph" draw:z-index="9" draw:name="Shape6" draw:style-name="gr1" draw:text-style-name="P21" svg:width="1.515in" svg:height="1.3024in" draw:transform="rotate (0.511206937909139) translate (0.244478832237843in 0.953805848546903in)" svg:viewBox="0 0 3849 3309" svg:d="M0 3126c281 105 571 72 867 126 367 68 749 74 1119 21 385-55 658-333 911-591 231-237 405-519 567-813 186-338 376-697 385-1080 7-308-217-616-495-693-367-100-761-139-1139-32l-294 30-280 9-21-12"><text:p/></draw:path><draw:path text:anchor-type="paragraph" draw:z-index="10" draw:name="Shape7" draw:style-name="gr1" draw:text-style-name="P21" svg:width="1.3575in" svg:height="1.3287in" draw:transform="skewX (1.59956634695439E-016) rotate (-2.47749487320595) translate (1.49175184608393in 1.91326964937597in)" svg:viewBox="0 0 3449 3376" svg:d="M0 3360c369 16 753 52 1104-83 377-144 732-345 1103-510 317-141 589-339 820-581 200-211 359-479 402-786 15-107-411-1040-23-322 195 361-312-820-676-1049l-37-29"><text:p/></draw:path><draw:custom-shape text:anchor-type="paragraph" draw:z-index="11" draw:name="Shape1_4" draw:style-name="gr3" draw:text-style-name="P21" svg:width="0.3413in" svg:height="0.3413in" svg:x="2.9016in" svg:y="0.1425in"><text:p text:style-name="P21">6</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2" draw:name="Shape1_5" draw:style-name="gr3" draw:text-style-name="P21" svg:width="0.3413in" svg:height="0.3413in" svg:x="2.8917in" svg:y="0.7772in"><text:p text:style-name="P21">7</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1_6" draw:style-name="gr3" draw:text-style-name="P21" svg:width="0.3413in" svg:height="0.3413in" svg:x="2.8909in" svg:y="1.5429in"><text:p text:style-name="P21">8</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1_7" draw:style-name="gr3" draw:text-style-name="P21" svg:width="0.3413in" svg:height="0.3413in" svg:x="2.9008in" svg:y="2.2346in"><text:p text:style-name="P21">11</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15" draw:name="Shape8" draw:style-name="gr1" draw:text-style-name="P21" svg:width="0.3787in" svg:height="0.0087in" draw:transform="rotate (-1.5707963267949) translate (3.08055555555556in 0.444444444444444in)" svg:viewBox="0 0 963 23" svg:d="M0 0c256 2 513 0 771 0l192 23"><text:p/></draw:path><draw:path text:anchor-type="paragraph" draw:z-index="16" draw:name="Shape9" draw:style-name="gr1" draw:text-style-name="P21" svg:width="0.5016in" svg:height="0.0098in" draw:transform="rotate (-1.5707963267949) translate (3.07152777777778in 1.10763888888889in)" svg:viewBox="0 0 1275 26" svg:d="M0 0c263 42 527 19 794 25h240 241"><text:p/></draw:path><draw:path text:anchor-type="paragraph" draw:z-index="17" draw:name="Shape10" draw:style-name="gr1" draw:text-style-name="P21" svg:width="1.3449in" svg:height="1.5524in" draw:transform="rotate (-2.41239409210656) translate (3.97667290233814in 1.45418763681723in)" svg:viewBox="0 0 3417 3944" svg:d="M0 3922c362 63 734-18 1065-146 290-112 605-167 885-305 262-130 591-138 742-434 145-284 207-612 393-874 168-236 173-516 213-778 46-306 129-610 117-926v-325l-8-134"><text:p/></draw:path><draw:path text:anchor-type="paragraph" draw:z-index="18" draw:name="Shape11" draw:style-name="gr1" draw:text-style-name="P21" svg:width="0.4606in" svg:height="0.6055in" draw:transform="rotate (0.557807228937388) translate (2.92201792901673in 0.458379454996167in)" svg:viewBox="0 0 1171 1539" svg:d="M0 1491c292 148 557-84 787-219 208-121 493-347 341-637l-35-307-116-270-47-58"><text:p/></draw:path><draw:custom-shape text:anchor-type="paragraph" draw:z-index="19" draw:name="Shape1_8" draw:style-name="gr3" draw:text-style-name="P21" svg:width="0.3413in" svg:height="0.3413in" svg:x="5.5626in" svg:y="0.0957in"><text:p text:style-name="P21">5</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0" draw:name="Shape1_9" draw:style-name="gr3" draw:text-style-name="P21" svg:width="0.3413in" svg:height="0.3413in" svg:x="5.5626in" svg:y="0.6654in"><text:p text:style-name="P21">6</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Shape1_10" draw:style-name="gr3" draw:text-style-name="P21" svg:width="0.3413in" svg:height="0.3413in" svg:x="5.5528in" svg:y="1.2453in"><text:p text:style-name="P21">7</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2" draw:name="Shape1_11" draw:style-name="gr3" draw:text-style-name="P21" svg:width="0.3413in" svg:height="0.3413in" svg:x="5.5528in" svg:y="1.7846in"><text:p text:style-name="P21">8</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Shape1_12" draw:style-name="gr3" draw:text-style-name="P21" svg:width="0.3413in" svg:height="0.3413in" svg:x="5.5429in" svg:y="2.3339in"><text:p text:style-name="P21">11</text:p><draw:enhanced-geometry svg:viewBox="0 0 21600 21600" draw:glue-points="10800 0 3163 3163 0 10800 3163 18437 10800 21600 18437 18437 21600 10800 18437 3163" draw:text-areas="3163 3163 18437 18437" draw:type="ellipse" draw:enhanced-path="U 10800 10800 10800 10800 0 360 Z N"/></draw:custom-shape><draw:path text:anchor-type="paragraph" draw:z-index="25" draw:name="Shape3_0" draw:style-name="gr1" draw:text-style-name="P21" svg:width="0.3594in" svg:height="0.1437in" draw:transform="rotate (-1.16710167080861) translate (5.74598977554737in 0.912338886212158in)" svg:viewBox="0 0 914 366" svg:d="M0 10c254-47 485 81 711 173l203 139-19 44"><text:p/></draw:path><draw:polyline text:anchor-type="paragraph" draw:z-index="26" draw:name="Shape4_0" draw:style-name="gr1" draw:text-style-name="P21" svg:width="0.274in" svg:height="0.0087in" draw:transform="rotate (-1.5707963267949) translate (5.73263888888889in 1.55833333333333in)" svg:viewBox="0 0 697 23" draw:points="0,23 240,0 480,0 697,0"><text:p/></draw:polyline><draw:path text:anchor-type="paragraph" draw:z-index="27" draw:name="Shape5_0" draw:style-name="gr1" draw:text-style-name="P21" svg:width="0.6272in" svg:height="0.635in" draw:transform="rotate (0.557807228937388) translate (5.57075685761312in 0.929910470377604in)" svg:viewBox="0 0 1594 1614" svg:d="M0 1597c369 88 660-175 950-343 250-146 294-447 523-609 280-198 25-633-266-620l-267-25-59 48"><text:p/></draw:path><draw:path text:anchor-type="paragraph" draw:z-index="28" draw:name="Shape7_0" draw:style-name="gr1" draw:text-style-name="P21" svg:width="1.3575in" svg:height="1.3287in" draw:transform="rotate (-2.47749487320595) translate (6.46327962386171in 1.88965853826486in)" svg:viewBox="0 0 3449 3376" svg:d="M0 3360c369 16 753 52 1104-83 377-144 732-345 1103-510 317-141 589-339 820-581 200-211 359-479 402-786 15-107-411-1040-23-322 195 361-312-820-676-1049l-37-29"><text:p/></draw:path><draw:path text:anchor-type="paragraph" draw:z-index="24" draw:name="Shape2_0" draw:style-name="gr1" draw:text-style-name="P21" svg:width="0.4339in" svg:height="0.0772in" draw:transform="skewX (-0.134215819478364) rotate (-1.79350033934937) translate (5.83899453042764in 0.28677091854514in)" svg:viewBox="0 0 1103 197" svg:d="M0 197c317-24 636-42 955-66l148-131"><text:p/></draw:path></text:p>
      <text:p text:style-name="P2"/>
      <text:p text:style-name="P2"><draw:path text:anchor-type="paragraph" draw:z-index="29" draw:name="Shape12" draw:style-name="gr1" draw:text-style-name="P21" svg:width="1.0898in" svg:height="1.4327in" draw:transform="rotate (0.223751210105673) translate (5.5383982886464in 0.271556901938835in)" svg:viewBox="0 0 2769 3640" svg:d="M0 3631c303-4 603-4 912 8 322 12 649-151 896-362 227-195 507-352 641-645 119-261 228-525 279-799 56-297 73-612-66-903-137-291-318-548-540-764-190-184-505-214-744-95l-255 40-278 134-179 133"><text:p/></draw:path></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5">Code 1 :</text:p>
      <text:p text:style-name="P5"><text:span text:style-name="T3">b) </text:span>Modulo non fonctionnel dans le cas de nombres négatifs</text:p>
      <text:p text:style-name="P6"><text:span text:style-name="T3">c) </text:span>Tous les impairs sont positifs</text:p>
      <text:p text:style-name="P7">d) Pas de nombres impairs</text:p>
      <text:p text:style-name="P8">e) Tableau vide</text:p>
      <text:p text:style-name="P9">f) Correction : abs(x[i]) % 2 == 1</text:p>
      <text:p text:style-name="P7"/>
      <text:p text:style-name="P10">Code 2 :</text:p>
      <text:p text:style-name="P10">b) <text:span text:style-name="T4">Ne test pas le premier élément de la liste</text:span></text:p>
      <text:p text:style-name="P11">c) <text:span text:style-name="T5">L’élément que l’on cherche est présent et n’est pas en position 1</text:span></text:p>
      <text:p text:style-name="P12">d) Elément pas dans le tableau</text:p>
      <text:p text:style-name="P13">e) Tableau vide</text:p>
      <text:p text:style-name="P14">f) Dans le for (ligne 6) mettre : I &gt;= 0</text:p>
      <text:p text:style-name="P14"/>
      <text:p text:style-name="P15">Code 3 :</text:p>
      <text:p text:style-name="P16">b) <text:span text:style-name="T6">Compatge d</text:span><text:span text:style-name="T7">u nombre d’</text:span><text:span text:style-name="T6">éléments postifs ou nul</text:span></text:p>
      <text:p text:style-name="P16">c) <text:span text:style-name="T8">Tableau sans 0</text:span></text:p>
      <text:p text:style-name="P16">d) <text:span text:style-name="T8">Que des éléments strictement négatifs dans le tableau</text:span></text:p>
      <text:p text:style-name="P16">e) <text:span text:style-name="T9">Tableau vide</text:span></text:p>
      <text:p text:style-name="P16">f) <text:span text:style-name="T10">Ligne 7 : x[i] &gt; 0</text:span></text:p>
      <text:p text:style-name="P16"/>
      <text:p text:style-name="P16"/>
      <text:p text:style-name="P16"/>
      <text:p text:style-name="P16"/>
      <text:p text:style-name="P16"/>
      <text:p text:style-name="P16"/>
      <text:p text:style-name="P16"/>
      <text:p text:style-name="P16"/>
      <text:p text:style-name="P17"><text:soft-page-break/>2 – Mirosoft Zune</text:p>
      <text:p text:style-name="P17"/>
      <text:p text:style-name="P18"><draw:custom-shape text:anchor-type="paragraph" draw:z-index="30" draw:name="Shape13" draw:style-name="gr2" draw:text-style-name="P21" svg:width="0.3031in" svg:height="0.3031in" svg:x="2.6075in" svg:y="0.1465in"><text:p text:style-name="P21">1</text:p><draw:enhanced-geometry svg:viewBox="0 0 21600 21600" draw:glue-points="10800 0 3163 3163 0 10800 3163 18437 10800 21600 18437 18437 21600 10800 18437 3163" draw:text-areas="3163 3163 18437 18437" draw:type="ellipse" draw:enhanced-path="U 10800 10800 10800 10800 0 360 Z N"/></draw:custom-shape>a)</text:p>
      <text:p text:style-name="P18"/>
      <text:p text:style-name="P18"><draw:path text:anchor-type="paragraph" draw:z-index="37" draw:name="Shape14" draw:style-name="gr1" draw:text-style-name="P21" svg:width="0.3764in" svg:height="0.0354in" draw:transform="rotate (-1.45211393765928) translate (2.77847222222222in 0.0791666666666641in)" svg:viewBox="0 0 957 91" svg:d="M0 0c247 13 500-6 747 41l210 50"><text:p/></draw:path><draw:path text:anchor-type="paragraph" draw:z-index="43" draw:name="Shape21" draw:style-name="gr1" draw:text-style-name="P21" svg:width="1.3031in" svg:height="2.1882in" draw:transform="rotate (2.73423280617432) translate (2.12898937277379in 2.33528771088897in)" svg:viewBox="0 0 3311 5559" svg:d="M0 32c449-76 913-21 1270 213 262 173 349 539 583 743 244 213 322 507 506 750 200 264 477 463 559 808 62 265 149 528 257 779 116 271 187 595 91 879-116 342-313 658-569 925-185 194-404 368-660 416-306 57-616-74-929-149-317-76-500-299-692-514l-13 33"><text:p/></draw:path></text:p>
      <text:p text:style-name="P18"><draw:path text:anchor-type="paragraph" draw:z-index="42" draw:name="Shape20" draw:style-name="gr1" draw:text-style-name="P21" svg:width="1.0291in" svg:height="1.2461in" draw:transform="rotate (2.35619449019234) translate (2.14956230552116in 1.54557658336773in)" svg:viewBox="0 0 2615 3166" svg:d="M0 14c347-62 669 102 1004 119 307 14 618 132 833 356 205 214 443 401 630 630 227 277 140 676 85 1003-46 276 20 691-273 817-260 112-507 289-816 204l-238-1"><text:p/></draw:path><draw:path text:anchor-type="paragraph" draw:z-index="44" draw:name="Shape23" draw:style-name="gr1" draw:text-style-name="P21" svg:width="1.3846in" svg:height="1.065in" draw:transform="rotate (1.19275801081292) translate (2.48709780330636in 1.17773402488412in)" svg:viewBox="0 0 3518 2706" svg:d="M0 2633c342-94 666 115 1009 65 315-46 660 70 979-78 256-118 530-184 790-289 280-113 496-390 534-677 39-294 327-540 149-862-129-235-300-435-499-603l-178-189-251 22-44 18"><text:p/></draw:path></text:p>
      <text:p text:style-name="P18"><draw:custom-shape text:anchor-type="paragraph" draw:z-index="31" draw:name="Shape13_0" draw:style-name="gr2" draw:text-style-name="P21" svg:width="0.3031in" svg:height="0.3031in" svg:x="2.6173in" svg:y="0.0693in"><text:p text:style-name="P21">2</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8"><draw:path text:anchor-type="paragraph" draw:z-index="38" draw:name="Shape15" draw:style-name="gr1" draw:text-style-name="P21" svg:width="0.5098in" svg:height="0.1472in" draw:transform="rotate (-2.63317824248384) translate (2.76919843425534in 0.231544712451013in)" svg:viewBox="0 0 1296 375" svg:d="M0 350c309 55 620 7 927-33l264-129 105-188"><text:p/></draw:path><draw:path text:anchor-type="paragraph" draw:z-index="39" draw:name="Shape16" draw:style-name="gr1" draw:text-style-name="P21" svg:width="0.4961in" svg:height="0.1764in" draw:transform="rotate (-0.588001424996889) translate (2.90791903736974in 0.0770102705828877in)" svg:viewBox="0 0 1261 449" svg:d="M0 74c293 87 594-230 861 33l174 174 193 160 33 8"><text:p/></draw:path></text:p>
      <text:p text:style-name="P18"/>
      <text:p text:style-name="P18"><draw:custom-shape text:anchor-type="paragraph" draw:z-index="32" draw:name="Shape13_1" draw:style-name="gr2" draw:text-style-name="P21" svg:width="0.3031in" svg:height="0.3031in" svg:x="2.1445in" svg:y="0.0728in"><text:p text:style-name="P21">3</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3" draw:name="Shape13_2" draw:style-name="gr2" draw:text-style-name="P21" svg:width="0.3031in" svg:height="0.3031in" svg:x="3.1098in" svg:y="0.0882in"><text:p text:style-name="P21">8</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8"/>
      <text:p text:style-name="P18"><draw:path text:anchor-type="paragraph" draw:z-index="40" draw:name="Shape17" draw:style-name="gr1" draw:text-style-name="P21" svg:width="0.3953in" svg:height="0.0961in" draw:transform="rotate (-1.85737938997237) translate (2.39731234165549in 0.0321060585693582in)" svg:viewBox="0 0 1005 245" svg:d="M0 245c351-1 669-164 1005-245l-62 42"><text:p/></draw:path><draw:path text:anchor-type="paragraph" draw:z-index="45" draw:name="Shape18" draw:style-name="gr1" draw:text-style-name="P21" svg:width="0.4051in" svg:height="0.1469in" draw:transform="rotate (-1.15715329407224) translate (3.30869913976518in 0.0194876159335713in)" svg:viewBox="0 0 1030 374" svg:d="M0 26c275-101 488 118 731 190l210 119 89 39"><text:p/></draw:path></text:p>
      <text:p text:style-name="P18"/>
      <text:p text:style-name="P18"><draw:custom-shape text:anchor-type="paragraph" draw:z-index="34" draw:name="Shape13_3" draw:style-name="gr2" draw:text-style-name="P21" svg:width="0.3031in" svg:height="0.3031in" svg:x="2.1252in" svg:y="0.0016in"><text:p text:style-name="P21">4</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13_4" draw:style-name="gr2" draw:text-style-name="P21" svg:width="0.3031in" svg:height="0.3031in" svg:x="3.1382in" svg:y="0.0102in"><text:p text:style-name="P21">9</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8"><draw:path text:anchor-type="paragraph" draw:z-index="41" draw:name="Shape19" draw:style-name="gr1" draw:text-style-name="P21" svg:width="0.426in" svg:height="0in" draw:transform="rotate (-1.5707963267949) translate (2.28541666666667in 0.0930555555555556in)" svg:viewBox="0 0 1083 1" svg:d="M0 0c256 0 512 2 769 0h242 72"><text:p/></draw:path></text:p>
      <text:p text:style-name="P18"/>
      <text:p text:style-name="P18"><draw:custom-shape text:anchor-type="paragraph" draw:z-index="36" draw:name="Shape13_5" draw:style-name="gr2" draw:text-style-name="P21" svg:width="0.3031in" svg:height="0.3031in" svg:x="2.1339in" svg:y="0.152in"><text:p text:style-name="P21">5</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p>
      <text:p text:style-name="P18"/>
      <text:p text:style-name="P18"/>
      <text:p text:style-name="P18"/>
      <text:p text:style-name="P18"/>
      <text:p text:style-name="P18"/>
      <text:p text:style-name="P19">b) <text:span text:style-name="T11">Boucle infinie si days = 366</text:span></text:p>
      <text:p text:style-name="P20">c) </text:p>
      <text:p text:style-name="P19"/>
      <text:p text:style-name="P19"/>
      <text:p text:style-name="P18"/>
      <text:p text:style-name="P18"/>
      <text:p text:style-name="P18"/>
      <text:p text:style-name="P18"/>
      <text:p text:style-name="P18"/>
      <text:p text:style-name="P18"/>
      <text:p text:style-name="P18"/>
      <text:p text:style-name="P18"/>
      <text:p text:style-name="P18"/>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5T10:00:16.156934814</meta:creation-date>
    <meta:generator>LibreOffice/6.4.7.2$Linux_X86_64 LibreOffice_project/40$Build-2</meta:generator>
    <dc:date>2021-11-15T11:06:05.308597072</dc:date>
    <meta:editing-duration>PT1H5M30S</meta:editing-duration>
    <meta:editing-cycles>38</meta:editing-cycles>
    <meta:document-statistic meta:table-count="0" meta:image-count="0" meta:object-count="0" meta:page-count="2" meta:paragraph-count="26" meta:word-count="151" meta:character-count="770" meta:non-whitespace-character-count="564"/>
  </office:meta>
</office:document-meta>
</file>